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2000000020B7C0B92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053fa3" officeooo:paragraph-rsid="00053fa3"/>
    </style:style>
    <style:style style:name="P2" style:family="paragraph" style:parent-style-name="Text_20_body">
      <style:text-properties officeooo:rsid="00053fa3" officeooo:paragraph-rsid="00053fa3"/>
    </style:style>
    <style:style style:name="P3" style:family="paragraph" style:parent-style-name="Text_20_body">
      <style:text-properties officeooo:rsid="000790a3" officeooo:paragraph-rsid="000790a3"/>
    </style:style>
    <style:style style:name="P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 style:family="paragraph">
      <style:paragraph-properties fo:margin-left="0cm" fo:margin-right="0cm" fo:margin-top="0cm" fo:margin-bottom="0cm" fo:line-height="100%" fo:text-indent="0cm"/>
    </style:style>
    <style:style style:name="P6"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944a4"/>
    </style:style>
    <style:style style:name="T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4.75cm" fo:min-width="0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5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6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schichte</text:p>
      <text:p text:style-name="P2"><draw:g text:anchor-type="paragraph" draw:z-index="0" draw:style-name="gr1"><draw:line draw:style-name="gr2" draw:text-style-name="P4" svg:x1="2.697cm" svg:y1="0.411cm" svg:x2="2.697cm" svg:y2="7.011cm"><text:p/></draw:line><draw:line draw:style-name="gr2" draw:text-style-name="P4" svg:x1="1.097cm" svg:y1="7.112cm" svg:x2="15.997cm" svg:y2="7.112cm"><text:p/></draw:line><draw:frame draw:style-name="gr3" draw:text-style-name="P6" svg:width="3.828cm" svg:height="3.661cm" svg:x="0.002cm" svg:y="0.712cm"><draw:text-box><text:p text:style-name="P5"><text:span text:style-name="T2">:Welt</text:span></text:p><text:p text:style-name="P5"><text:span text:style-name="T2">|--Epoche1</text:span></text:p><text:p text:style-name="P5"><text:span text:style-name="T2">|--Epoche2</text:span></text:p><text:p text:style-name="P5"><text:span text:style-name="T2">|--|--Mythos1</text:span></text:p><text:p text:style-name="P5"><text:span text:style-name="T2"><text:s text:c="3"/></text:span><text:span text:style-name="T2">|--Sage1</text:span></text:p><text:p text:style-name="P5"><text:span text:style-name="T2"><text:s text:c="3"/></text:span><text:span text:style-name="T2">|--Könige</text:span></text:p><text:p text:style-name="P5"><text:span text:style-name="T2">|--Epoche3</text:span></text:p></draw:text-box></draw:frame><draw:frame draw:style-name="gr3" draw:text-style-name="P6" svg:width="9.208cm" svg:height="0.74cm" svg:x="2.994cm" svg:y="0.414cm"><draw:text-box><text:p text:style-name="P5"><text:span text:style-name="T2">Titel des Geschichts abshcnittes (399 v.a)</text:span></text:p></draw:text-box></draw:frame><draw:frame draw:style-name="gr4" draw:text-style-name="P6" svg:width="12.001cm" svg:height="5.001cm" svg:x="3.001cm" svg:y="1.314cm"><draw:text-box><text:p text:style-name="P5"><text:span text:style-name="T2">Lorem ipsum dolor sit amet, consectetur adipiscing elit. Proin at hendrerit justo. Duis nisl dolor, rutrum et mollis eu, mollis eu eros. Vestibulum ante ipsum primis in faucibus orci luctus et ultrices posuere cubilia Curae; Ut vel varius libero, vel maximus ex. Etiam eu orci ac tellus elementum interdum. Etiam felis dui, mattis sed magna sed, cursus consectetur ipsum. Suspendisse luctus sagittis rhoncus. Integer non sodales lectus. </text:span></text:p></draw:text-box></draw:frame><draw:frame draw:style-name="gr5" draw:text-style-name="P4" svg:width="0.535cm" svg:height="0.551cm" svg:x="14.267cm" svg:y="0.513cm"><draw:image xlink:href="Pictures/100002010000002000000020B7C0B923.png" xlink:type="simple" xlink:show="embed" xlink:actuate="onLoad"><text:p/></draw:image></draw:frame><draw:frame draw:style-name="gr5" draw:text-style-name="P4" svg:width="0.535cm" svg:height="0.551cm" svg:x="15.166cm" svg:y="6.214cm"><draw:image xlink:href="Pictures/100002010000002000000020B7C0B923.png" xlink:type="simple" xlink:show="embed" xlink:actuate="onLoad"><text:p/></draw:image></draw:frame><draw:frame draw:style-name="gr5" draw:text-style-name="P4" svg:width="0.535cm" svg:height="0.551cm" svg:x="1.997cm" svg:y="6.362cm"><draw:image xlink:href="Pictures/100002010000002000000020B7C0B923.png" xlink:type="simple" xlink:show="embed" xlink:actuate="onLoad"><text:p/></draw:image></draw:frame><draw:frame draw:style-name="gr6" draw:text-style-name="P7" svg:width="2.694cm" svg:height="0.983cm" svg:x="1.216cm" svg:y="7.713cm"><draw:text-box><text:p text:style-name="P5"><text:span text:style-name="T3">Objekte</text:span></text:p></draw:text-box></draw:frame><draw:frame draw:style-name="gr6" draw:text-style-name="P7" svg:width="1.846cm" svg:height="0.983cm" svg:x="5.063cm" svg:y="7.613cm"><draw:text-box><text:p text:style-name="P5"><text:span text:style-name="T3">NPC</text:span></text:p></draw:text-box></draw:frame><draw:frame draw:style-name="gr6" draw:text-style-name="P7" svg:width="2.624cm" svg:height="0.983cm" svg:x="8.702cm" svg:y="7.613cm"><draw:text-box><text:p text:style-name="P5"><text:span text:style-name="T3">Gegner</text:span></text:p></draw:text-box></draw:frame><draw:frame draw:style-name="gr6" draw:text-style-name="P7" svg:width="3.682cm" svg:height="0.983cm" svg:x="12.961cm" svg:y="7.597cm"><draw:text-box><text:p text:style-name="P5"><text:span text:style-name="T3">Geschichte</text:span></text:p></draw:text-box></draw:frame><draw:frame draw:style-name="gr6" draw:text-style-name="P6" svg:width="1.329cm" svg:height="0.74cm" svg:x="1.36cm" svg:y="9.339cm"><draw:text-box><text:p text:style-name="P5"><text:span text:style-name="T2">Item</text:span></text:p></draw:text-box></draw:frame><draw:frame draw:style-name="gr6" draw:text-style-name="P6" svg:width="1.329cm" svg:height="0.74cm" svg:x="5.003cm" svg:y="9.913cm"><draw:text-box><text:p text:style-name="P5"><text:span text:style-name="T2">Item</text:span></text:p></draw:text-box></draw:frame><draw:frame draw:style-name="gr6" draw:text-style-name="P6" svg:width="1.329cm" svg:height="0.74cm" svg:x="5.003cm" svg:y="9.212cm"><draw:text-box><text:p text:style-name="P5"><text:span text:style-name="T2">Item</text:span></text:p></draw:text-box></draw:frame><draw:frame draw:style-name="gr6" draw:text-style-name="P6" svg:width="1.329cm" svg:height="0.74cm" svg:x="8.871cm" svg:y="9.713cm"><draw:text-box><text:p text:style-name="P5"><text:span text:style-name="T2">Item</text:span></text:p></draw:text-box></draw:frame><draw:frame draw:style-name="gr6" draw:text-style-name="P6" svg:width="1.329cm" svg:height="0.74cm" svg:x="8.871cm" svg:y="9.114cm"><draw:text-box><text:p text:style-name="P5"><text:span text:style-name="T2">Item</text:span></text:p></draw:text-box></draw:frame><draw:frame draw:style-name="gr6" draw:text-style-name="P6" svg:width="1.329cm" svg:height="0.74cm" svg:x="13.071cm" svg:y="10.013cm"><draw:text-box><text:p text:style-name="P5"><text:span text:style-name="T2">Item</text:span></text:p></draw:text-box></draw:frame><draw:frame draw:style-name="gr6" draw:text-style-name="P6" svg:width="1.329cm" svg:height="0.74cm" svg:x="13.071cm" svg:y="9.288cm"><draw:text-box><text:p text:style-name="P5"><text:span text:style-name="T2">Item</text:span></text:p></draw:text-box></draw:frame><draw:frame draw:style-name="gr6" draw:text-style-name="P6" svg:width="1.329cm" svg:height="0.74cm" svg:x="5.003cm" svg:y="8.613cm"><draw:text-box><text:p text:style-name="P5"><text:span text:style-name="T2">Item</text:span></text:p></draw:text-box></draw:frame><draw:frame draw:style-name="gr7" draw:text-style-name="P6" svg:width="1.329cm" svg:height="0.802cm" svg:x="8.871cm" svg:y="8.512cm"><draw:text-box><text:p text:style-name="P5"><text:span text:style-name="T2">Item</text:span></text:p></draw:text-box></draw:frame><draw:frame draw:style-name="gr3" draw:text-style-name="P6" svg:width="1.632cm" svg:height="0.74cm" svg:x="13.102cm" svg:y="8.613cm"><draw:text-box><text:p text:style-name="P5"><text:span text:style-name="T2">Item</text:span></text:p></draw:text-box></draw:frame><draw:frame draw:style-name="gr6" draw:text-style-name="P6" svg:width="1.329cm" svg:height="0.74cm" svg:x="1.316cm" svg:y="10.075cm"><draw:text-box><text:p text:style-name="P5"><text:span text:style-name="T2">Item</text:span></text:p></draw:text-box></draw:frame><draw:frame draw:style-name="gr8" draw:text-style-name="P6" svg:width="1.532cm" svg:height="0.74cm" svg:x="1.316cm" svg:y="8.65cm"><draw:text-box><text:p text:style-name="P5"><text:span text:style-name="T2">Item</text:span></text:p></draw:text-box></draw:frame><draw:line draw:style-name="gr2" draw:text-style-name="P4" svg:x1="1.316cm" svg:y1="9.375cm" svg:x2="2.816cm" svg:y2="9.375cm"><text:p/></draw:line><draw:line draw:style-name="gr2" draw:text-style-name="P4" svg:x1="1.316cm" svg:y1="10.075cm" svg:x2="2.816cm" svg:y2="10.075cm"><text:p/></draw:line><draw:line draw:style-name="gr2" draw:text-style-name="P4" svg:x1="1.316cm" svg:y1="10.773cm" svg:x2="2.816cm" svg:y2="10.773cm"><text:p/></draw:line><draw:line draw:style-name="gr2" draw:text-style-name="P4" svg:x1="5.004cm" svg:y1="9.313cm" svg:x2="6.404cm" svg:y2="9.313cm"><text:p/></draw:line><draw:line draw:style-name="gr2" draw:text-style-name="P4" svg:x1="5.004cm" svg:y1="10.011cm" svg:x2="6.404cm" svg:y2="10.011cm"><text:p/></draw:line><draw:line draw:style-name="gr2" draw:text-style-name="P4" svg:x1="5.004cm" svg:y1="10.613cm" svg:x2="6.504cm" svg:y2="10.613cm"><text:p/></draw:line><draw:line draw:style-name="gr2" draw:text-style-name="P4" svg:x1="8.904cm" svg:y1="9.113cm" svg:x2="10.604cm" svg:y2="9.113cm"><text:p/></draw:line><draw:line draw:style-name="gr2" draw:text-style-name="P4" svg:x1="8.802cm" svg:y1="9.712cm" svg:x2="10.502cm" svg:y2="9.712cm"><text:p/></draw:line><draw:line draw:style-name="gr2" draw:text-style-name="P4" svg:x1="8.904cm" svg:y1="10.413cm" svg:x2="10.504cm" svg:y2="10.413cm"><text:p/></draw:line><draw:line draw:style-name="gr2" draw:text-style-name="P4" svg:x1="13.202cm" svg:y1="9.313cm" svg:x2="14.902cm" svg:y2="9.313cm"><text:p/></draw:line><draw:line draw:style-name="gr2" draw:text-style-name="P4" svg:x1="13.102cm" svg:y1="10.113cm" svg:x2="14.902cm" svg:y2="10.113cm"><text:p/></draw:line><draw:line draw:style-name="gr2" draw:text-style-name="P4" svg:x1="13.102cm" svg:y1="10.811cm" svg:x2="15.002cm" svg:y2="10.811cm"><text:p/></draw:line><draw:frame draw:style-name="gr6" draw:text-style-name="P7" svg:width="2.694cm" svg:height="0.983cm" svg:x="1.216cm" svg:y="7.713cm"><draw:text-box><text:p text:style-name="P5"><text:span text:style-name="T3">Objekte</text:span></text:p></draw:text-box></draw:frame><draw:frame draw:style-name="gr6" draw:text-style-name="P6" svg:width="1.329cm" svg:height="0.74cm" svg:x="1.36cm" svg:y="9.339cm"><draw:text-box><text:p text:style-name="P5"><text:span text:style-name="T2">Item</text:span></text:p></draw:text-box></draw:frame><draw:frame draw:style-name="gr6" draw:text-style-name="P6" svg:width="1.329cm" svg:height="0.74cm" svg:x="1.316cm" svg:y="10.075cm"><draw:text-box><text:p text:style-name="P5"><text:span text:style-name="T2">Item</text:span></text:p></draw:text-box></draw:frame><draw:frame draw:style-name="gr8" draw:text-style-name="P6" svg:width="1.532cm" svg:height="0.74cm" svg:x="1.316cm" svg:y="8.65cm"><draw:text-box><text:p text:style-name="P5"><text:span text:style-name="T2">Item</text:span></text:p></draw:text-box></draw:frame><draw:line draw:style-name="gr2" draw:text-style-name="P4" svg:x1="1.316cm" svg:y1="9.375cm" svg:x2="2.816cm" svg:y2="9.375cm"><text:p/></draw:line><draw:line draw:style-name="gr2" draw:text-style-name="P4" svg:x1="1.316cm" svg:y1="10.075cm" svg:x2="2.816cm" svg:y2="10.075cm"><text:p/></draw:line><draw:line draw:style-name="gr2" draw:text-style-name="P4" svg:x1="1.316cm" svg:y1="10.773cm" svg:x2="2.816cm" svg:y2="10.773cm"><text:p/></draw:line><draw:custom-shape draw:style-name="gr9" draw:text-style-name="P4" svg:width="0.9cm" svg:height="0.8cm" svg:x="4.001cm" svg:y="7.70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7" svg:width="0.876cm" svg:height="0.983cm" svg:x="4.025cm" svg:y="7.651cm"><draw:text-box><text:p text:style-name="P5"><text:span text:style-name="T3">+</text:span></text:p></draw:text-box></draw:frame><draw:custom-shape draw:style-name="gr9" draw:text-style-name="P4" svg:width="0.9cm" svg:height="0.802cm" svg:x="7.301cm" svg:y="7.6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7" svg:width="0.876cm" svg:height="0.983cm" svg:x="7.32cm" svg:y="7.614cm"><draw:text-box><text:p text:style-name="P5"><text:span text:style-name="T3">+</text:span></text:p></draw:text-box></draw:frame><draw:custom-shape draw:style-name="gr9" draw:text-style-name="P4" svg:width="0.9cm" svg:height="0.8cm" svg:x="11.501cm" svg:y="7.70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7" svg:width="0.876cm" svg:height="0.983cm" svg:x="11.525cm" svg:y="7.651cm"><draw:text-box><text:p text:style-name="P5"><text:span text:style-name="T3">+</text:span></text:p></draw:text-box></draw:frame><draw:custom-shape draw:style-name="gr9" draw:text-style-name="P4" svg:width="0.902cm" svg:height="0.802cm" svg:x="16.6cm" svg:y="7.56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7" svg:width="0.876cm" svg:height="0.983cm" svg:x="16.627cm" svg:y="7.514cm"><draw:text-box><text:p text:style-name="P5"><text:span text:style-name="T3">+</text:span></text:p></draw:text-box></draw:frame><draw:custom-shape draw:style-name="gr9" draw:text-style-name="P4" svg:width="0.902cm" svg:height="0.8cm" svg:x="12.7cm" svg:y="0.26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7" svg:width="0.876cm" svg:height="0.983cm" svg:x="12.727cm" svg:y="0.213cm"><draw:text-box><text:p text:style-name="P5"><text:span text:style-name="T3">+</text:span></text:p></draw:text-box></draw:frame></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Diese View hat viele gemeinsamkeiten mit der Geographie View auch hier haben wir eine Baum struktur der Geschicht <text:s/>« Teile », diese haben ein Titel und ein Inhalt und können Relationen zu anderen Objekten in der Datenbank haben. Hier ist noch herauszuheben, dass es nebst der Baum struktur der Geschichte noch Querverweise haben kann, diese sind dann in der Liste Geschichte zu finden und sind in der Datenbank auf einer anderen Art festgehalten.</text:p>
      <text:p text:style-name="P3"><draw:g text:anchor-type="paragraph" draw:z-index="1" draw:style-name="gr1"><draw:custom-shape draw:style-name="gr9" draw:text-style-name="P4" svg:width="0.9cm" svg:height="0.8cm" svg:x="1.004cm" svg:y="-0.09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7" svg:width="0.876cm" svg:height="0.983cm" svg:x="1.029cm" svg:y="-0.152cm"><draw:text-box><text:p text:style-name="P5"><text:span text:style-name="T3">+</text:span></text:p></draw:text-box></draw:frame></draw:g>Das <text:s text:c="13"/>rechts vom Titel ist diesmal darum da untergeschichten zu erzeugen, also die die im Explorer links als « unterordner » auftauchen würden. Ob das der richtige Ort für diese Funktion ist ist mit nicht klar und Vorschläge sind da noch mehr willkomen als sonst. </text:p>
      <text:p text:style-name="P3">Natürlich sollte beim Inhalt fa<text:span text:style-name="T1">l</text:span>ls der zu gros<text:span text:style-name="T1">s</text:span> wird die möglichkeit zu skrollen auftauchen. Dies ist öfters der Fall, ich glaube meistens ist es kl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9:04:08.321000000</meta:creation-date>
    <dc:date>2016-02-13T20:07:02.493000000</dc:date>
    <meta:editing-duration>PT8M59S</meta:editing-duration>
    <meta:editing-cycles>3</meta:editing-cycles>
    <meta:generator>LibreOffice/4.2.5.2$Windows_x86 LibreOffice_project/6ff819b65674ae6c83f3cbab9e4a4c2b292a7a94</meta:generator>
    <meta:document-statistic meta:table-count="0" meta:image-count="0" meta:object-count="0" meta:page-count="1" meta:paragraph-count="4" meta:word-count="144" meta:character-count="882" meta:non-whitespace-character-count="727"/>
  </office:meta>
</office:document-meta>
</file>